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2e50e" officeooo:paragraph-rsid="0012e50e" style:font-size-asian="10pt" style:font-size-complex="10pt"/>
    </style:style>
    <style:style style:name="P2" style:family="paragraph" style:parent-style-name="Standard">
      <style:text-properties fo:font-size="10pt" officeooo:rsid="0012e50e" officeooo:paragraph-rsid="001570b7" style:font-size-asian="10pt" style:font-size-complex="10pt"/>
    </style:style>
    <style:style style:name="P3" style:family="paragraph" style:parent-style-name="Standard">
      <style:text-properties fo:font-size="10pt" officeooo:rsid="0012e50e" officeooo:paragraph-rsid="00191ae4" style:font-size-asian="10pt" style:font-size-complex="10pt"/>
    </style:style>
    <style:style style:name="P4" style:family="paragraph" style:parent-style-name="Standard">
      <style:text-properties fo:font-size="10pt" officeooo:rsid="001570b7" officeooo:paragraph-rsid="00191ae4" style:font-size-asian="10pt" style:font-size-complex="10pt"/>
    </style:style>
    <style:style style:name="P5" style:family="paragraph" style:parent-style-name="Standard">
      <style:text-properties fo:font-size="10pt" officeooo:rsid="0013a78c" officeooo:paragraph-rsid="0013a78c" style:font-size-asian="10pt" style:font-size-complex="10pt"/>
    </style:style>
    <style:style style:name="P6" style:family="paragraph" style:parent-style-name="Standard">
      <style:text-properties fo:font-size="10pt" officeooo:rsid="00183796" officeooo:paragraph-rsid="00183796" style:font-size-asian="10pt" style:font-size-complex="10pt"/>
    </style:style>
    <style:style style:name="P7" style:family="paragraph" style:parent-style-name="Standard">
      <style:text-properties fo:font-size="10pt" officeooo:rsid="001ba2f1" officeooo:paragraph-rsid="001ba2f1" style:font-size-asian="10pt" style:font-size-complex="10pt"/>
    </style:style>
    <style:style style:name="P8" style:family="paragraph" style:parent-style-name="Standard">
      <style:text-properties fo:font-size="10pt" officeooo:rsid="001ba2f1" officeooo:paragraph-rsid="001d8450" style:font-size-asian="10pt" style:font-size-complex="10pt"/>
    </style:style>
    <style:style style:name="P9" style:family="paragraph" style:parent-style-name="Standard">
      <style:text-properties fo:font-size="10pt" officeooo:rsid="00205d8c" officeooo:paragraph-rsid="00205d8c" style:font-size-asian="10pt" style:font-size-complex="10pt"/>
    </style:style>
    <style:style style:name="P10" style:family="paragraph" style:parent-style-name="Standard">
      <style:text-properties fo:font-size="10pt" officeooo:rsid="00205d8c" officeooo:paragraph-rsid="00205d8c" style:font-size-asian="10pt" style:font-size-complex="10pt"/>
    </style:style>
    <style:style style:name="P11" style:family="paragraph" style:parent-style-name="Standard">
      <style:text-properties fo:font-size="10pt" officeooo:rsid="002138e9" officeooo:paragraph-rsid="002138e9" style:font-size-asian="10pt" style:font-size-complex="10pt"/>
    </style:style>
    <style:style style:name="P12" style:family="paragraph" style:parent-style-name="Standard">
      <style:text-properties fo:font-size="10pt" officeooo:rsid="002138e9" officeooo:paragraph-rsid="00225fac" style:font-size-asian="10pt" style:font-size-complex="10pt"/>
    </style:style>
    <style:style style:name="T1" style:family="text">
      <style:text-properties officeooo:rsid="0013a78c"/>
    </style:style>
    <style:style style:name="T2" style:family="text">
      <style:text-properties officeooo:rsid="001570b7"/>
    </style:style>
    <style:style style:name="T3" style:family="text">
      <style:text-properties officeooo:rsid="00168acc"/>
    </style:style>
    <style:style style:name="T4" style:family="text">
      <style:text-properties officeooo:rsid="00191ae4"/>
    </style:style>
    <style:style style:name="T5" style:family="text">
      <style:text-properties officeooo:rsid="001d84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 developer’s page:</text:p>
      <text:p text:style-name="P1">Start up page:</text:p>
      <text:p text:style-name="P2"><text:span text:style-name="T2">&lt;</text:span>a href = “seed.html”</text:p>
      <text:p text:style-name="P4">target=”_blank” rel =”next”</text:p>
      <text:p text:style-name="P3"><text:span text:style-name="T4">title=”Planting a Seed”</text:span>&gt; Planting a seed&lt;/a&gt;</text:p>
      <text:p text:style-name="P1"/>
      <text:p text:style-name="P1">Hypertext reference: <text:s/><text:span text:style-name="T1">is a href</text:span></text:p>
      <text:p text:style-name="P5">target=”_<text:span text:style-name="T3">blank</text:span>”</text:p>
      <text:p text:style-name="P6">rel= ”next” relationship between object to link object.</text:p>
      <text:p text:style-name="P6"/>
      <text:p text:style-name="P7">Hyperlink reference to a link page</text:p>
      <text:p text:style-name="P7">&lt;p&gt;&lt;a href="https://www.rudzy123.com/" title="Visit rudzy123.com"&gt;Visit rudzy123.com!&lt;/a&gt;&lt;/p&gt;</text:p>
      <text:p text:style-name="P7"/>
      <text:p text:style-name="P8">Hyperlink reference to a <text:span text:style-name="T5">downloadable file.</text:span></text:p>
      <text:p text:style-name="P8">&lt;p&gt;Download our &lt;a href="_assets/syntax.zip" title="Syntax HTML reference"&gt;HTML syntax reference!&lt;/a&gt;&lt;/p&gt;</text:p>
      <text:p text:style-name="P8">&lt;p&gt;Download our &lt;a href="_assets/syntax.pdf" title="Syntax HTML reference PDF"&gt;HTML syntax reference!&lt;/a&gt;&lt;/p&gt;</text:p>
      <text:p text:style-name="P8"><text:s/>&lt;p&gt;Download our &lt;a href="_assets/syntax.pdf" title="Syntax HTML reference PDF" download&gt;HTML syntax reference!&lt;/a&gt;&lt;/p&gt;</text:p>
      <text:p text:style-name="P8"/>
      <text:p text:style-name="P9">Linking to page regions</text:p>
      <text:p text:style-name="P9"><text:s text:c="2"/>&lt;p&gt;&lt;a href="#one" title="section one"&gt;Link to Section 1&lt;/a&gt;&lt;/p&gt;</text:p>
      <text:p text:style-name="P9"/>
      <text:p text:style-name="P11">Creating Lists</text:p>
      <text:p text:style-name="P11">Definition lists</text:p>
      <text:p text:style-name="P11">&lt;dl&gt; Definition List</text:p>
      <text:p text:style-name="P12">&lt;dt&gt; Definition Term</text:p>
      <text:p text:style-name="P11">&lt;dd&gt; Definition Description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00:02:46.347083830</meta:creation-date>
    <dc:date>2020-02-16T17:04:45.227984656</dc:date>
    <meta:editing-duration>PT3H23M27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104" meta:character-count="916" meta:non-whitespace-character-count="829"/>
  </office:meta>
</office:document-meta>
</file>